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1.933cm" table:align="left"/>
    </style:style>
    <style:style style:name="Tabela1.A" style:family="table-column">
      <style:table-column-properties style:column-width="11.933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1.933cm" table:align="left"/>
    </style:style>
    <style:style style:name="Tabela2.A" style:family="table-column">
      <style:table-column-properties style:column-width="11.933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2.012cm" table:align="left"/>
    </style:style>
    <style:style style:name="Tabela3.A" style:family="table-column">
      <style:table-column-properties style:column-width="12.012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2.091cm" table:align="left"/>
    </style:style>
    <style:style style:name="Tabela4.A" style:family="table-column">
      <style:table-column-properties style:column-width="12.091cm"/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Lucida Console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text-properties style:font-name="Lucida Console" fo:font-size="14pt" style:font-size-asian="14pt" style:font-size-complex="14pt"/>
    </style:style>
    <style:style style:name="P3" style:family="paragraph" style:parent-style-name="Standard">
      <style:text-properties style:font-name="Lucida Console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ucida Console" fo:font-size="14pt" fo:font-weight="normal" fo:background-color="#66ffff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ucida Console" fo:font-size="14pt" fo:font-weight="normal" fo:background-color="#cc9900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ucida Console" fo:font-size="14pt" fo:font-weight="normal" fo:background-color="#999966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Lucida Console" fo:font-size="14pt" fo:font-weight="normal" fo:background-color="#ffff66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ffffff" style:font-name="Lucida Console" fo:font-size="14pt" fo:font-weight="normal" fo:background-color="#336666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Lucida Console" fo:font-size="14pt" fo:font-weight="normal" fo:background-color="#66ffff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420e" style:font-weight-asian="normal" style:font-weight-complex="normal"/>
    </style:style>
    <style:style style:name="T3" style:family="text">
      <style:text-properties fo:font-weight="normal" fo:background-color="#66ffff" style:font-weight-asian="normal" style:font-weight-complex="normal"/>
    </style:style>
    <style:style style:name="T4" style:family="text">
      <style:text-properties fo:font-weight="normal" fo:background-color="#ffff66" style:font-weight-asian="normal" style:font-weight-complex="normal"/>
    </style:style>
    <style:style style:name="T5" style:family="text">
      <style:text-properties fo:font-weight="normal" fo:background-color="#ff99cc" style:font-weight-asian="normal" style:font-weight-complex="normal"/>
    </style:style>
    <style:style style:name="T6" style:family="text">
      <style:text-properties fo:font-weight="normal" fo:background-color="#9999ff" style:font-weight-asian="normal" style:font-weight-complex="normal"/>
    </style:style>
    <style:style style:name="T7" style:family="text">
      <style:text-properties fo:font-weight="normal" fo:background-color="#ffcc00" style:font-weight-asian="normal" style:font-weight-complex="normal"/>
    </style:style>
    <style:style style:name="T8" style:family="text">
      <style:text-properties fo:font-weight="normal" fo:background-color="#cc9900" style:font-weight-asian="normal" style:font-weight-complex="normal"/>
    </style:style>
    <style:style style:name="T9" style:family="text">
      <style:text-properties fo:font-weight="normal" fo:background-color="#999966" style:font-weight-asian="normal" style:font-weight-complex="normal"/>
    </style:style>
    <style:style style:name="T10" style:family="text">
      <style:text-properties fo:font-weight="normal" fo:background-color="#ccff99" style:font-weight-asian="normal" style:font-weight-complex="normal"/>
    </style:style>
    <style:style style:name="T11" style:family="text">
      <style:text-properties fo:font-weight="normal" fo:background-color="#33ff99" style:font-weight-asian="normal" style:font-weight-complex="normal"/>
    </style:style>
    <style:style style:name="T12" style:family="text">
      <style:text-properties fo:font-weight="normal" fo:background-color="#000000" style:font-weight-asian="normal" style:font-weight-complex="normal"/>
    </style:style>
    <style:style style:name="T13" style:family="text">
      <style:text-properties fo:font-weight="normal" fo:background-color="transparent" style:font-weight-asian="normal" style:font-weight-complex="normal"/>
    </style:style>
    <style:style style:name="T14" style:family="text">
      <style:text-properties fo:font-weight="normal" fo:background-color="#661900" style:font-weight-asian="normal" style:font-weight-complex="normal"/>
    </style:style>
    <style:style style:name="T15" style:family="text">
      <style:text-properties fo:background-color="#66ffff"/>
    </style:style>
    <style:style style:name="T16" style:family="text">
      <style:text-properties fo:background-color="#33ff99"/>
    </style:style>
    <style:style style:name="T17" style:family="text">
      <style:text-properties fo:background-color="#ff99cc"/>
    </style:style>
    <style:style style:name="T18" style:family="text">
      <style:text-properties fo:background-color="#9999ff"/>
    </style:style>
    <style:style style:name="T19" style:family="text">
      <style:text-properties fo:background-color="#000000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font-name="Lucida Console" fo:font-size="14pt" style:font-size-asian="14pt" style:font-size-complex="14pt"/>
    </style:style>
    <style:style style:name="T22" style:family="text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T23" style:family="text">
      <style:text-properties style:font-name="Lucida Console" fo:font-size="14pt" fo:font-weight="normal" fo:background-color="#0000ff" style:font-size-asian="14pt" style:font-weight-asian="normal" style:font-size-complex="14pt" style:font-weight-complex="normal"/>
    </style:style>
    <style:style style:name="T24" style:family="text">
      <style:text-properties fo:background-color="#ff0000"/>
    </style:style>
    <style:style style:name="T25" style:family="text">
      <style:text-properties fo:color="#ffffff" fo:font-weight="normal" fo:background-color="#336666" style:font-weight-asian="normal" style:font-weight-complex="normal"/>
    </style:style>
    <style:style style:name="T26" style:family="text">
      <style:text-properties fo:background-color="#661900"/>
    </style:style>
    <style:style style:name="T27" style:family="text">
      <style:text-properties fo:background-color="#ffcc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naczniki występujące w historii CGM:</text:p>
      <text:p text:style-name="P2"/>
      <text:p text:style-name="P2">CGMDataEnd <text:s text:c="6"/>CGMRecordType = <text:span text:style-name="T2">0x01</text:span> - koniec danych (1 bajt danych)</text:p>
      <text:p text:style-name="P2">CGMWeakSignal <text:s text:c="3"/>CGMRecordType = <text:span text:style-name="T4">0x02</text:span> - utrata sygnału z nadajnika (1 bajt danych)</text:p>
      <text:p text:style-name="P2">CGMCal <text:s text:c="10"/>CGMRecordType = <text:span text:style-name="T7">0x03</text:span> - potrzebna kalibracja (2 bajty danych) <text:s/><text:span text:style-name="T7">00 03</text:span><text:span text:style-name="T13">-wymagana kalibracja </text:span><text:span text:style-name="T7">01 03</text:span><text:span text:style-name="T13">- oczekiwanie na efekt </text:span><text:span text:style-name="T7">02 03</text:span><text:span text:style-name="T13">- błąd kalibracji</text:span></text:p>
      <text:p text:style-name="P2">CGMPacket <text:s text:c="7"/>CGMRecordType = <text:span text:style-name="T1">0x04</text:span> - pakiet (2 bajty danych) 01 04</text:p>
      <text:p text:style-name="P2">CGMError <text:s text:c="8"/>CGMRecordType = <text:span text:style-name="T14">0x05</text:span> - błąd sensora <text:span text:style-name="T26">00 05</text:span>- sensor włączony <text:span text:style-name="T26">01 05</text:span>- sensor wyłączony <text:span text:style-name="T26">02 05</text:span>- utrata sensora i autowyłączenie po czasie</text:p>
      <text:p text:style-name="P2">CGMDataLow <text:s text:c="6"/>CGMRecordType = <text:span text:style-name="T1">0x06</text:span> – osiągnięty dolny limit glikemii 06 = poniżej 40 (1 bajt danych)</text:p>
      <text:p text:style-name="P2">CGMDataHigh <text:s text:c="5"/>CGMRecordType = <text:span text:style-name="T1">0x07</text:span> – osiągnięty górny limit glikemii FF 07 = powyżej 400 (2 bajty danych)</text:p>
      <text:p text:style-name="P2">CGMTimestamp <text:s text:c="4"/>CGMRecordType = <text:span text:style-name="T3">0x08</text:span> - stempel czasu (5 bajtów danych)</text:p>
      <text:p text:style-name="P2">CGMBatteryChange CGMRecordType = <text:span text:style-name="T10">0x0A</text:span> - zmiana baterii w pompie posiada automatycznie doklejony stempel czasu (5 bajtów danych)</text:p>
      <text:p text:style-name="P2">CGMStatus <text:s text:c="7"/>CGMRecordType = <text:span text:style-name="T9">0x0B</text:span> - status (5 bajtów danych)</text:p>
      <text:p text:style-name="P2">CGMTimeChange <text:s text:c="3"/>CGMRecordType = <text:span text:style-name="T25">0x0C</text:span> - zmiana czasu w pompie posiada automatycznie doklejony stempel czasu (5 bajtów danych)</text:p>
      <text:p text:style-name="P2">CGMSync <text:s text:c="9"/>CGMRecordType = <text:span text:style-name="T8">0x0D</text:span> - ponowna synchronizacja z nadajnikiem posiada automatycznie doklejony stempel czasu (5 bajtów danych)</text:p>
      <text:p text:style-name="P2">CGMCalBG <text:s text:c="8"/>CGMRecordType = <text:span text:style-name="T6">0x0E</text:span> - wprowadzona kalibracja posiada automatycznie doklejony stempel czasu (6 bajtów danych)</text:p>
      <text:p text:style-name="P2">CGMCalFactor <text:s text:c="4"/>CGMRecordType = <text:span text:style-name="T5">0x0F</text:span> - współczynnik kalibracji posiada automatycznie doklejony stempel czasu (7 bajtów danych)</text:p>
      <text:p text:style-name="Standard"><text:span text:style-name="T21"><text:s text:c="17"/>CGMRecordType = </text:span><text:span text:style-name="T23">0x10</text:span><text:span text:style-name="T22"> – nieznane zdarzenie posiada automatycznie doklejony stempel czasu (8 bajtów danych)</text:span></text:p>
      <text:p text:style-name="P2"><text:s text:c="17"/>CGMRecordType = <text:span text:style-name="T12">0x13</text:span><text:span text:style-name="T1"> - pomiary uzupełnione w pompie z danych historycznych nadajnika bajt po prawej stronie jest glikemią (1 bajt danych)</text:span></text:p>
      <text:p text:style-name="P3"/>
      <text:p text:style-name="P2"><text:span text:style-name="T1"><text:s text:c="17"/></text:span><text:span text:style-name="T11">KOLOR ZIELONY TO REKORDY GLIKEMII</text:span></text:p>
      <text:p text:style-name="P3"/>
      <text:p text:style-name="P4"/>
      <text:p text:style-name="P7"><text:span text:style-name="T19">13</text:span> <text:span text:style-name="T16">23</text:span> <text:span text:style-name="T16">24</text:span> <text:span text:style-name="T15">13 1A 41 0B 08</text:span> <text:span text:style-name="T16">27</text:span> <text:span text:style-name="T16">2B</text:span> <text:span text:style-name="T16">2F</text:span> <text:span text:style-name="T16">38</text:span> <text:span text:style-name="T16">3C</text:span> <text:span text:style-name="T16">41</text:span> <text:span text:style-name="T16">3D</text:span> <text:span text:style-name="T16">3B</text:span> <text:span text:style-name="T16">37</text:span> <text:span text:style-name="T16">33</text:span> <text:span text:style-name="T15">13 1A 73 0B 08</text:span> <text:span text:style-name="T16">2F</text:span> <text:span text:style-name="T16">2B</text:span> <text:span text:style-name="T16">26</text:span> <text:span text:style-name="T15">13 1A 46 0C 08</text:span> <text:span text:style-name="T16">22</text:span> <text:span text:style-name="T16">22</text:span> <text:span text:style-name="T18">34 13 1A 53 0C 0E</text:span> <text:span text:style-name="T15">13 1A 50 0C 08</text:span> <text:span text:style-name="T15">13 1A 50 0C 08</text:span> <text:span text:style-name="T24">01</text:span> 00 00 00 00 00 00 00 00 00 00 00 00 00 00</text:p>
      <text:p text:style-name="P7"/>
      <text:p text:style-name="P8">Włączenie nowego sensora wstawiło 0x0D</text:p>
      <text:p text:style-name="P8">Wyłączenie nowego sensora wstawiło 0x0B</text:p>
      <text:p text:style-name="P8"/>
      <text:p text:style-name="P8"/>
      <text:p text:style-name="P4"/>
      <text:p text:style-name="P3">obliczanie wartości glikemii z bajtów, np: hex <text:span text:style-name="T16">28</text:span>=dec 40 mnożymy razy 2, wynik glikemii = 80</text:p>
      <text:p text:style-name="P3"><text:s text:c="43"/>hex <text:span text:style-name="T16">1C</text:span>=dec 28 mnożymy razy 2, wynik glikemii = 56</text:p>
      <text:p text:style-name="P3"><text:s text:c="43"/>hex <text:span text:style-name="T16">35</text:span>=dec 53 mnożymy razy 2, wynik glikemii = 106</text:p>
      <text:p text:style-name="P3"/>
      <text:p text:style-name="P3">Znaczniki zdarzeń w payloadzie występują zawsze na końcach tych zdarzeń,</text:p>
      <text:p text:style-name="P3">jeśli zdarzenie zawiera 5 bajtów, to znaczy, że zawiera tylko znacznik i stempel czasu, np:</text:p>
      <text:p text:style-name="P4">12 5E 22 D0 08</text:p>
      <text:p text:style-name="P5">12 7E 01 CC 0D</text:p>
      <text:p text:style-name="P6">12 1E 39 CB 0B</text:p>
      <text:p text:style-name="P9">13 14 4C 0C 0C</text:p>
      <text:p text:style-name="P6"/>
      <text:p text:style-name="P3">przykładowe wyliczenie ze stempla czasu:</text:p>
      <text:p text:style-name="P3"><text:span text:style-name="T15">12 5E 22 D0 08</text:span> - <text:span text:style-name="T15">08</text:span>- znacznik stempla czasu, <text:span text:style-name="T15">12 5E 22 D0</text:span>- stempel czasu</text:p>
      <text:p text:style-name="P3"><text:s text:c="57"/><text:span text:style-name="T15">12</text:span> &amp; 7F = 12hex = 18 rok</text:p>
      <text:p text:style-name="P3"><text:s text:c="57"/><text:span text:style-name="T15">5E</text:span> &amp; 1F = 1Ehex = 30 miesiąc i dzień: 12-30 </text:p>
      <text:p text:style-name="P3"><text:s text:c="57"/><text:span text:style-name="T15">22</text:span> &amp; 3F = 22hex = 34 minuta</text:p>
      <text:p text:style-name="P3"><text:s text:c="57"/><text:span text:style-name="T15">D0</text:span> &amp; 1F = 10hex = 16 godzina</text:p>
      <text:p text:style-name="P3"/>
      <text:p text:style-name="P3">jeśli zdarzenie zawiera 6 lub 7 bajtów, to znaczy, że zawiera znacznik zdarzenia, stempel czasu tego zdarzenia i wartość zdarzenia, np:</text:p>
      <text:p text:style-name="P3"><text:span text:style-name="T18">37 12 1E 37 CD 0E</text:span> - <text:span text:style-name="T18">0E</text:span> - znacznik wprowadzenia kalibracji, hex <text:span text:style-name="T18">37</text:span>=dec 55 - wartość kalibracji, <text:span text:style-name="T18">12 1E 37 CD</text:span> - stempel czasu</text:p>
      <text:p text:style-name="P3"><text:s text:c="77"/><text:span text:style-name="T18">12</text:span> &amp; 7F = 12hex = 18 rok</text:p>
      <text:p text:style-name="P3"><text:s text:c="77"/><text:span text:style-name="T18">1E</text:span> &amp; 1F = 1Ehex = 30 miesiąc i dzień: 12-30 </text:p>
      <text:p text:style-name="P3"><text:s text:c="77"/><text:span text:style-name="T18">37</text:span> &amp; 3F = 37hex = 55 minuta</text:p>
      <text:p text:style-name="P3"><text:s text:c="77"/><text:span text:style-name="T18">CD</text:span> &amp; 1F = 0Dhex = 13 godzina</text:p>
      <text:p text:style-name="P3"/>
      <text:p text:style-name="P3"><text:span text:style-name="T17">7B 0B 12 1E 08 CE 0F</text:span> - <text:span text:style-name="T17">0F</text:span>- znacznik współczynnika kalibracji, <text:span text:style-name="T17">7B 0B</text:span> - współczynnik kalibracji 0B7Bhex = 2,939 <text:s/><text:span text:style-name="T17">12 1E 08 CE</text:span>- stempel czasu</text:p>
      <text:p text:style-name="P3"><text:s text:c="72"/><text:span text:style-name="T17">12</text:span> &amp; 7F = 12hex = 18 rok</text:p>
      <text:p text:style-name="P3"><text:s text:c="72"/><text:span text:style-name="T17">1E</text:span> &amp; 1F = 1Ehex = 30 miesiąc i dzień: 12-30</text:p>
      <text:p text:style-name="P3"><text:s text:c="72"/><text:span text:style-name="T17">08</text:span> &amp; 3F = 08hex = 08 minuta</text:p>
      <text:p text:style-name="P3"><text:s text:c="72"/><text:span text:style-name="T17">CE</text:span> &amp; 1F = Ehex = 14 godzina</text:p>
      <text:p text:style-name="P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<text:bookmark text:name="LC34"/>year = times.parse_years(data[3])</text:p>
          </table:table-cell>
        </table:table-row>
      </table:table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"><text:bookmark text:name="LC35"/>day = data[2] &amp; 0x1F</text:p>
          </table:table-cell>
        </table:table-row>
      </table:table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"><text:bookmark text:name="LC36"/>minutes = data[1] &amp; 0b111111</text:p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"><text:bookmark text:name="LC37"/>hours = data[0] &amp; 0x1F</text:p>
          </table:table-cell>
        </table:table-row>
      </table:table>
      <text:p text:style-name="P2">month = ((data[0] &amp; 0xC0) &gt;&gt; 4) + ((data[1] &amp; 0xC0) &gt;&gt; 6) </text:p>
      <text:p text:style-name="P3"/>
      <text:p text:style-name="P3"/>
      <text:p text:style-name="P1"><text:span text:style-name="T20">(</text:span><text:a xlink:type="simple" xlink:href="https://github.com/ecc1/medtronic/blob/master/cgmrecord.go#L79" text:style-name="Internet_20_link" text:visited-style-name="Visited_20_Internet_20_Link"><text:span text:style-name="T20">https://github.com/ecc1/medtronic/blob/master/cgmrecord.go#L79</text:span></text:a><text:span text:style-name="T20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H39M2S</meta:editing-duration>
    <meta:editing-cycles>33</meta:editing-cycles>
    <meta:generator>OpenOffice/4.1.5$Win32 OpenOffice.org_project/415m1$Build-9789</meta:generator>
    <dc:date>2019-01-26T12:26:57.16</dc:date>
    <dc:creator>Sławomir Malinowski</dc:creator>
    <meta:document-statistic meta:table-count="4" meta:image-count="0" meta:object-count="0" meta:page-count="1" meta:paragraph-count="53" meta:word-count="641" meta:character-count="4562"/>
    <meta:user-defined meta:name="Info 1"/>
    <meta:user-defined meta:name="Info 2"/>
    <meta:user-defined meta:name="Info 3"/>
    <meta:user-defined meta:name="Info 4"/>
  </office:meta>
</office:document-meta>
</file>